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16000002168DEA95B5383BD038.png" manifest:media-type="image/png"/>
  <manifest:file-entry manifest:full-path="Pictures/1000000100000208000005E86D1E5123C1B3352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riol Regular" svg:font-family="'Bariol Regula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color="#c30045" loext:opacity="100%" style:text-underline-style="none" officeooo:paragraph-rsid="00386d50"/>
    </style:style>
    <style:style style:name="P2" style:family="paragraph" style:parent-style-name="Footer">
      <style:text-properties fo:color="#c30045" loext:opacity="100%" style:text-underline-style="non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text-properties fo:font-size="7.5pt" style:font-size-asian="7.5pt" style:font-size-complex="7.5pt"/>
    </style:style>
    <style:style style:name="P5" style:family="paragraph" style:parent-style-name="Heading_20_1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Text_20_body">
      <loext:graphic-properties draw:fill-gradient-name="gradient" draw:fill-hatch-name="hatch"/>
      <style:paragraph-properties fo:text-align="center" style:justify-single-word="false" fo:padding="0.051cm" fo:border="none" style:shadow="none"/>
      <style:text-properties fo:font-weight="normal" officeooo:paragraph-rsid="0019883e" style:font-weight-asian="normal" style:font-weight-complex="normal"/>
    </style:style>
    <style:style style:name="P8" style:family="paragraph" style:parent-style-name="Standard">
      <style:text-properties officeooo:paragraph-rsid="0019883e"/>
    </style:style>
    <style:style style:name="P9" style:family="paragraph" style:parent-style-name="Text_20_body">
      <style:text-properties officeooo:paragraph-rsid="003f7abf"/>
    </style:style>
    <style:style style:name="P10" style:family="paragraph" style:parent-style-name="Heading_20_2" style:master-page-name="First_20_Page">
      <style:paragraph-properties style:page-number="1"/>
    </style:style>
    <style:style style:name="P11" style:family="paragraph" style:parent-style-name="Text_20_body">
      <style:text-properties officeooo:paragraph-rsid="0019883e"/>
    </style:style>
    <style:style style:name="T1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<text:text-input text:description="JooScript">${text_titol_servei}</text:text-input><text:s/></text:h>
      <text:p text:style-name="P9"><text:text-input text:description="JooScript">[#list nodes as node]</text:text-input><text:s/><text:text-input text:description="JooScript">[#if node.final]</text:text-input><text:s/><text:text-input text:description="JooScript">[#if node.nivell == 0]</text:text-input><text:s/><text:tab/> <text:text-input text:description="JooScript">[#else]</text:text-input><text:s/><text:text-input text:description="JooScript">[#list 1..node.nivell as i]</text:text-input><text:s/><text:tab/> <text:text-input text:description="JooScript">[/#list]</text:text-input><text:s/><text:text-input text:description="JooScript">[/#if]</text:text-input><text:s/><text:span text:style-name="T1"><text:text-input text:description="JooScript">${node.titol}: ${node.descripcio}</text:text-input></text:span><text:span text:style-name="T1"><text:s/></text:span></text:p>
      <text:p text:style-name="Text_20_body"><text:text-input text:description="JooScript">[#else][#if node.nivell == 0]</text:text-input><text:s/></text:p>
      <text:h text:style-name="Heading_20_2" text:outline-level="2"><text:text-input text:description="JooScript">${''}</text:text-input><text:s/><text:text-input text:description="JooScript">${node.titol}</text:text-input><text:s/></text:h>
      <text:p text:style-name="Text_20_body"><text:text-input text:description="JooScript">[#else][#list 1..node.nivell as i]</text:text-input><text:s/><text:tab/> <text:text-input text:description="JooScript">[/#list]</text:text-input><text:s/><text:text-input text:description="JooScript">${node.titol}</text:text-input><text:s/></text:p>
      <text:p text:style-name="Text_20_body"><text:text-input text:description="JooScript">[/#if][/#if][/#list]</text:text-input><text:s/></text:p>
      <text:p text:style-name="P8"/>
      <text:h text:style-name="Heading_20_2" text:outline-level="2"><text:text-input text:description="JooScript">${text_titol_limitacio}</text:text-input><text:s/></text:h>
      <text:p text:style-name="Text_20_body"><text:text-input text:description="JooScript">${text_legal}</text:text-input><text:s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riol Regular" svg:font-family="'Bariol Regula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1pt" fo:language="ca" fo:country="E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fo:keep-with-next="always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line-height-at-least="0.388cm" fo:orphans="0" fo:widows="0"/>
      <style:text-properties style:font-name="Calibri" fo:font-family="Calibri" style:font-family-generic="roman" style:font-pitch="variable" fo:font-size="7.5pt" fo:language="es" fo:country="ES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 fo:padding="0.101cm" fo:border-left="none" fo:border-right="none" fo:border-top="none" fo:border-bottom="0.06pt solid #b3b3b3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SCSP3" style:family="paragraph" style:parent-style-name="Standard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</style:tab-stops>
      </style:paragraph-properties>
    </style:style>
    <style:style style:name="SCSP1" style:family="paragraph" style:parent-style-name="Heading_20_2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</style:tab-stops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SCSP2" style:family="paragraph" style:parent-style-name="Heading_20_6" style:default-outline-level="" style:list-style-name=""/>
    <style:style style:name="Heading_20_1" style:display-name="Heading 1" style:family="paragraph" style:parent-style-name="Heading" style:class="text"/>
    <style:style style:name="Footer_20_left" style:display-name="Footer left" style:family="paragraph" style:parent-style-name="Footer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Noto Sans" fo:font-family="'Noto Sans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Noto Sans" fo:font-family="'Noto Sans'" style:font-family-generic="roman" style:font-pitch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702cm" fo:margin-left="-2.9cm" fo:margin-top="0cm" fo:margin-bottom="0cm" table:align="left" style:writing-mode="lr-tb"/>
    </style:style>
    <style:style style:name="Taula1.A" style:family="table-column">
      <style:table-column-properties style:column-width="4.803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fo:padding-left="0.199cm" fo:padding-right="0.191cm" fo:padding-top="0.423cm" fo:padding-bottom="0cm" fo:border="none"/>
    </style:style>
    <style:style style:name="Taula1.C1" style:family="table-cell">
      <style:table-cell-properties style:vertical-align="bottom" fo:padding-left="0.199cm" fo:padding-right="0.191cm" fo:padding-top="0.423cm" fo:padding-bottom="0cm" fo:border="none"/>
    </style:style>
    <style:style style:name="Taula2" style:family="table">
      <style:table-properties style:width="17.702cm" fo:margin-left="-2.9cm" fo:margin-top="0cm" fo:margin-bottom="0cm" table:align="left" style:writing-mode="lr-tb"/>
    </style:style>
    <style:style style:name="Taula2.A" style:family="table-column">
      <style:table-column-properties style:column-width="4.803cm"/>
    </style:style>
    <style:style style:name="Taula2.B" style:family="table-column">
      <style:table-column-properties style:column-width="8.094cm"/>
    </style:style>
    <style:style style:name="Taula2.C" style:family="table-column">
      <style:table-column-properties style:column-width="4.805cm"/>
    </style:style>
    <style:style style:name="Taula2.1" style:family="table-row">
      <style:table-row-properties style:min-row-height="2.011cm" fo:keep-together="auto"/>
    </style:style>
    <style:style style:name="Taula2.A1" style:family="table-cell">
      <style:table-cell-properties fo:padding-left="0.199cm" fo:padding-right="0.191cm" fo:padding-top="0.423cm" fo:padding-bottom="0cm" fo:border="none"/>
    </style:style>
    <style:style style:name="MP1" style:family="paragraph" style:parent-style-name="Footer">
      <style:text-properties fo:color="#c30045" loext:opacity="100%" style:text-underline-style="none" officeooo:paragraph-rsid="00386d50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text-properties fo:font-size="7.5pt" style:font-size-asian="7.5pt" style:font-size-complex="7.5pt"/>
    </style:style>
    <style:style style:name="MP4" style:family="paragraph" style:parent-style-name="Heading_20_1">
      <style:paragraph-properties fo:text-align="end" style:justify-single-word="false"/>
    </style:style>
    <style:style style:name="MP5" style:family="paragraph" style:parent-style-name="Footer">
      <style:text-properties fo:color="#c30045" loext:opacity="100%" style:text-underline-style="none"/>
    </style:style>
    <style:style style:name="MP6" style:family="paragraph" style:parent-style-name="Text_20_body">
      <loext:graphic-properties draw:fill-gradient-name="gradient" draw:fill-hatch-name="hatch"/>
      <style:paragraph-properties fo:text-align="center" style:justify-single-word="false" fo:padding="0.051cm" fo:border="none" style:shadow="none"/>
      <style:text-properties fo:font-weight="normal" officeooo:paragraph-rsid="0019883e" style:font-weight-asian="normal" style:font-weight-complex="normal"/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5.14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2 Imagen" text:anchor-type="char" svg:x="-3.205cm" svg:y="-0.377cm" svg:width="1.508cm" svg:height="4.419cm" draw:z-index="0"><draw:image xlink:href="Pictures/1000000100000208000005E86D1E5123C1B3352E.png" xlink:type="simple" xlink:show="embed" xlink:actuate="onLoad" draw:mime-type="image/png"/><svg:desc>Govern_simplificat.png</svg:desc></draw:frame><text:s/>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">${text_data_eldia} ${text_data_data}</text:p>
            </table:table-cell>
            <table:table-cell table:style-name="Taula1.A1" office:value-type="string">
              <text:p text:style-name="MP2"/>
            </table:table-cell>
            <table:table-cell table:style-name="Taula1.C1" office:value-type="string">
              <text:p text:style-name="Número_20_de_20_pàgina"><text:page-number text:select-page="current">2</text:page-number><text:s/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draw:style-name="Mdp2" style:next-style-name="Standard">
      <style:header>
        <text:p text:style-name="MP4"><draw:frame draw:style-name="Mfr1" draw:name="0 Imagen" text:anchor-type="char" svg:x="-3.073cm" svg:y="-0.325cm" svg:width="3.413cm" svg:height="3.413cm" draw:z-index="0"><draw:image xlink:href="Pictures/1000000100000216000002168DEA95B5383BD038.png" xlink:type="simple" xlink:show="embed" xlink:actuate="onLoad" draw:mime-type="image/png"/><svg:desc>Govern_complet.png</svg:desc></draw:frame><text:s/><text:text-input text:description="JooScript">${text_titol_capsalera}</text:text-input><text:s/></text:p>
      </style:header>
      <style:footer>
        <table:table table:name="Taula2" table:style-name="Taula2">
          <table:table-column table:style-name="Taula2.A"/>
          <table:table-column table:style-name="Taula2.B"/>
          <table:table-column table:style-name="Taula2.C"/>
          <table:table-row table:style-name="Taula2.1">
            <table:table-cell table:style-name="Taula2.A1" office:value-type="string">
              <text:p text:style-name="MP5"><text:text-input text:description="JooScript">${text_data_eldia}  ${text_data_data}</text:text-input><text:s/></text:p>
            </table:table-cell>
            <table:table-cell table:style-name="Taula2.A1" office:value-type="string">
              <text:p text:style-name="MP6"><text:s text:c="2"/></text:p>
            </table:table-cell>
            <table:table-cell table:style-name="Taula2.A1" office:value-type="string">
              <text:p text:style-name="MP7"/>
              <text:p text:style-name="MP7"/>
              <text:p text:style-name="MP7"/>
              <text:p text:style-name="MP7"><text:page-number text:select-page="current">1</text:page-number></text:p>
            </table:table-cell>
          </table:table-row>
        </table:table>
        <text:p text:style-name="MP3"/>
      </style:footer>
    </style:master-page>
    <style:master-page style:name="Index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1</meta:editing-cycles>
    <meta:creation-date>2023-10-26T13:19:24.971100548</meta:creation-date>
    <meta:editing-duration>PT4H36M1S</meta:editing-duration>
    <meta:generator>LibreOffice/7.3.7.2$Linux_X86_64 LibreOffice_project/30$Build-2</meta:generator>
    <dc:date>2023-11-13T10:34:50.274034120</dc:date>
    <meta:document-statistic meta:table-count="2" meta:image-count="2" meta:object-count="0" meta:page-count="1" meta:paragraph-count="15" meta:word-count="82" meta:character-count="487" meta:non-whitespace-character-count="436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